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One hundred lines</text:h>
      <text:p text:style-name="Text_20_body">Whenever you call me friend<text:line-break/>I fall down on my knees and cry<text:line-break/>because I know it's the only thing<text:line-break/>never to happen before in this<text:line-break/>life is something you can't see<text:line-break/>it's a pillow under a hook shot<text:line-break/>I want to tell you something anything<text:line-break/>but you are there and I am here<text:line-break/>we are trapped inside ourselves<text:line-break/>and the distance is too far<text:line-break/>you are something that I would tell<text:line-break/>would be nothing before too long<text:line-break/>you are not the finisher of dreams<text:line-break/>you are the beginning of nightmares<text:line-break/>or waking but I'm not sure which<text:line-break/>this letter is for you in the future<text:line-break/>it will lead you on the path<text:line-break/>of goodness or of rightness or of<text:line-break/>wrong people and right meanings<text:line-break/>or the meaning will be hidden<text:line-break/>or wrestling the demon I will have become<text:line-break/>restless under the starlight<text:line-break/>it's too bright here to think<text:line-break/>the negatives would be pitch black<text:line-break/>darkness of a silver mine<text:line-break/>there are no trees here<text:line-break/>where have you been where are you now<text:line-break/>I am no longer here or there<text:line-break/>you are anywhere or are you<text:line-break/>up in the clouds is a ghost<text:line-break/>he is white and blue like a cloud<text:line-break/>he paints with his teeth<text:line-break/>he paints the rainbow before midnight<text:line-break/>that you can see from your window<text:line-break/>staring out under the sunlight<text:line-break/>through the gauze curtains<text:line-break/>over the high mountain far away<text:line-break/>that is covered over with snow<text:line-break/>past the rivers and forests<text:line-break/>that lie awake under Orion<text:line-break/>hunting the bull that runs forever<text:line-break/>just out of his reach<text:line-break/>pointing the way for the two of us<text:line-break/>to join together in song or dance<text:line-break/>or that other thing and sing<text:line-break/>the Grinch down off Mount Crumpet<text:line-break/>his heart breaking his chest<text:line-break/>thumping with the beat<text:line-break/>his little dog too running running<text:line-break/>with the bull full of laughter and blood<text:line-break/>he can't see it anymore because it's become him<text:line-break/>we are trapped he says we are<text:line-break/>trapped in ourselves it turns out<text:line-break/>that all along it wasn't you or me<text:line-break/>but he and her or her and him or<text:line-break/>he and he or she and she or they<text:line-break/>even they tell us that nothing has happened<text:line-break/>even they know that it's a big joke<text:line-break/>one more thing to know before the death<text:line-break/>we are crying like crocodiles<text:line-break/>before their loved ones' coffins<text:line-break/>we are bellowing with grief like buffalo<text:line-break/>on a berth of wild oxen<text:line-break/>we are wailing our clothes are in rags<text:line-break/>we want we want we want<text:line-break/>but never can we get<text:line-break/>what is it<text:line-break/>we don't know what it is<text:line-break/>but it's something it's anything<text:line-break/>it's too many people or not enough<text:line-break/>it's too few trees we need more<text:line-break/>beavers to build riverdams we need<text:line-break/>grapes too or plums from the ice box<text:line-break/>or an ice box even would be nice<text:line-break/>all I have is this cube isn't that right<text:line-break/>or is a sphere a cube a donut a coffee<text:line-break/>cup your hands in mine yes that's right<text:line-break/>now bring the water to your face<text:line-break/>clear and cool and<text:line-break/>full of something<text:line-break/>what is it wanting<text:line-break/>or yearning<text:line-break/>I can see in your eyes they're clear now<text:line-break/>they are as clear as a running stream<text:line-break/>or the sky that's clear right<text:line-break/>or the water that is in the Bahamas<text:line-break/>because I hear that's clear<text:line-break/>you're as clear as the sound of a bell<text:line-break/>you're as clear as the braying of horses<text:line-break/>you're as clear as the glass in God's eye<text:line-break/>and I<text:line-break/>I'm as dull as an ox plowing<text:line-break/>through fields in his yoke<text:line-break/>I'm as dull as clouded amber<text:line-break/>I'm dull as you find me<text:line-break/>tonight after dinner<text:line-break/>I'm reading the crossword<text:line-break/>you're sitting beside me<text:line-break/>you're watching TV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ne hundred lines</dc:title>
  </office:meta>
</office:document-meta>
</file>